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P1" style:family="paragraph" style:parent-style-name="Standard">
      <style:text-properties officeooo:rsid="0006e442" officeooo:paragraph-rsid="0006e442"/>
    </style:style>
    <style:style style:name="P2" style:family="paragraph" style:parent-style-name="Standard">
      <style:text-properties officeooo:rsid="0006e442" officeooo:paragraph-rsid="000aa47f"/>
    </style:style>
    <style:style style:name="P3" style:family="paragraph" style:parent-style-name="Standard">
      <style:text-properties officeooo:rsid="000906bc" officeooo:paragraph-rsid="000906bc"/>
    </style:style>
    <style:style style:name="P4" style:family="paragraph" style:parent-style-name="Standard">
      <style:text-properties officeooo:rsid="000906bc" officeooo:paragraph-rsid="0019cc2e"/>
    </style:style>
    <style:style style:name="P5" style:family="paragraph" style:parent-style-name="Standard">
      <style:text-properties officeooo:rsid="000c774d" officeooo:paragraph-rsid="001591bd"/>
    </style:style>
    <style:style style:name="P6" style:family="paragraph" style:parent-style-name="Standard">
      <style:text-properties officeooo:rsid="000d299b" officeooo:paragraph-rsid="001591bd"/>
    </style:style>
    <style:style style:name="P7" style:family="paragraph" style:parent-style-name="Standard">
      <style:text-properties officeooo:rsid="000e6329" officeooo:paragraph-rsid="001591bd"/>
    </style:style>
    <style:style style:name="P8" style:family="paragraph" style:parent-style-name="Standard">
      <style:text-properties officeooo:rsid="000e7ef1" officeooo:paragraph-rsid="001591bd"/>
    </style:style>
    <style:style style:name="P9" style:family="paragraph" style:parent-style-name="Standard">
      <style:text-properties officeooo:rsid="000f9d9d" officeooo:paragraph-rsid="001591bd"/>
    </style:style>
    <style:style style:name="P10" style:family="paragraph" style:parent-style-name="Standard">
      <style:text-properties officeooo:rsid="00109d44" officeooo:paragraph-rsid="00109d44"/>
    </style:style>
    <style:style style:name="P11" style:family="paragraph" style:parent-style-name="Standard">
      <style:text-properties officeooo:rsid="00109d44" officeooo:paragraph-rsid="001591bd"/>
    </style:style>
    <style:style style:name="P12" style:family="paragraph" style:parent-style-name="Standard">
      <style:text-properties officeooo:rsid="0010f2f3" officeooo:paragraph-rsid="001591bd"/>
    </style:style>
    <style:style style:name="P13" style:family="paragraph" style:parent-style-name="Standard">
      <style:text-properties officeooo:rsid="001147b1" officeooo:paragraph-rsid="001147b1"/>
    </style:style>
    <style:style style:name="P14" style:family="paragraph" style:parent-style-name="Standard">
      <style:text-properties officeooo:rsid="001147b1" officeooo:paragraph-rsid="001591bd"/>
    </style:style>
    <style:style style:name="P15" style:family="paragraph" style:parent-style-name="Standard">
      <style:text-properties officeooo:rsid="0011ef7a" officeooo:paragraph-rsid="0011ef7a"/>
    </style:style>
    <style:style style:name="P16" style:family="paragraph" style:parent-style-name="Standard">
      <style:text-properties officeooo:rsid="0011ef7a" officeooo:paragraph-rsid="001591bd"/>
    </style:style>
    <style:style style:name="P17" style:family="paragraph" style:parent-style-name="Standard">
      <style:text-properties officeooo:rsid="0013b9a4" officeooo:paragraph-rsid="0013b9a4"/>
    </style:style>
    <style:style style:name="P18" style:family="paragraph" style:parent-style-name="Standard">
      <style:text-properties officeooo:rsid="001591bd" officeooo:paragraph-rsid="001591bd"/>
    </style:style>
    <style:style style:name="P19" style:family="paragraph" style:parent-style-name="Standard">
      <style:paragraph-properties fo:break-before="page"/>
      <style:text-properties officeooo:rsid="001591bd" officeooo:paragraph-rsid="001591bd"/>
    </style:style>
    <style:style style:name="P20" style:family="paragraph" style:parent-style-name="Standard">
      <style:text-properties officeooo:rsid="00159978" officeooo:paragraph-rsid="00159978"/>
    </style:style>
    <style:style style:name="P21" style:family="paragraph" style:parent-style-name="Text_20_body" style:list-style-name="L1">
      <style:paragraph-properties fo:margin-left="0.275cm" fo:margin-right="0cm" fo:margin-top="0cm" fo:margin-bottom="0cm" style:contextual-spacing="false" fo:text-indent="0cm" style:auto-text-indent="false" fo:padding="0cm" fo:border="none"/>
      <style:text-properties fo:language="en" fo:country="US"/>
    </style:style>
    <style:style style:name="P22" style:family="paragraph" style:parent-style-name="Text_20_body" style:list-style-name="L1">
      <style:paragraph-properties fo:margin-left="1.164cm" fo:margin-right="0cm" fo:margin-top="0cm" fo:margin-bottom="0cm" style:contextual-spacing="false" fo:text-indent="0cm" style:auto-text-indent="false" fo:padding="0cm" fo:border="none"/>
      <style:text-properties fo:language="en" fo:country="US"/>
    </style:style>
    <style:style style:name="P23" style:family="paragraph" style:parent-style-name="Text_20_body">
      <style:text-properties fo:language="en" fo:country="US" officeooo:rsid="00109d44" officeooo:paragraph-rsid="00109d44"/>
    </style:style>
    <style:style style:name="P24" style:family="paragraph" style:parent-style-name="Text_20_body" style:list-style-name="L1">
      <style:paragraph-properties fo:margin-left="1.164cm" fo:margin-right="0cm" fo:margin-top="0cm" fo:margin-bottom="0cm" style:contextual-spacing="false" fo:text-indent="0cm" style:auto-text-indent="false" fo:padding="0cm" fo:border="none"/>
      <style:text-properties fo:language="de" fo:country="DE" loext:padding="0cm" loext:border="none"/>
    </style:style>
    <style:style style:name="T1" style:family="text">
      <style:text-properties officeooo:rsid="0007bc3d"/>
    </style:style>
    <style:style style:name="T2" style:family="text">
      <style:text-properties officeooo:rsid="000906bc"/>
    </style:style>
    <style:style style:name="T3" style:family="text">
      <style:text-properties officeooo:rsid="000aa47f"/>
    </style:style>
    <style:style style:name="T4" style:family="text">
      <style:text-properties officeooo:rsid="000c774d"/>
    </style:style>
    <style:style style:name="T5" style:family="text">
      <style:text-properties officeooo:rsid="000e7ef1"/>
    </style:style>
    <style:style style:name="T6" style:family="text">
      <style:text-properties officeooo:rsid="00109d44"/>
    </style:style>
    <style:style style:name="T7" style:family="text">
      <style:text-properties loext:padding="0cm" loext:border="none"/>
    </style:style>
    <style:style style:name="T8" style:family="text">
      <style:text-properties fo:language="de" fo:country="DE" loext:padding="0cm" loext:border="none"/>
    </style:style>
    <style:style style:name="T9" style:family="text">
      <style:text-properties officeooo:rsid="0010f2f3"/>
    </style:style>
    <style:style style:name="T10" style:family="text">
      <style:text-properties officeooo:rsid="001147b1"/>
    </style:style>
    <style:style style:name="T11" style:family="text">
      <style:text-properties officeooo:rsid="0013b9a4"/>
    </style:style>
    <style:style style:name="T12" style:family="text">
      <style:text-properties officeooo:rsid="00143f43"/>
    </style:style>
    <style:style style:name="T13" style:family="text">
      <style:text-properties officeooo:rsid="00159978"/>
    </style:style>
    <style:style style:name="T14" style:family="text">
      <style:text-properties officeooo:rsid="00174a2f"/>
    </style:style>
    <style:style style:name="T15" style:family="text">
      <style:text-properties officeooo:rsid="0018ab4b"/>
    </style:style>
    <style:style style:name="T16" style:family="text">
      <style:text-properties officeooo:rsid="0019cc2e"/>
    </style:style>
    <style:style style:name="T17" style:family="text">
      <style:text-properties officeooo:rsid="001c56f6"/>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ke Thomas</text:p>
      <text:p text:style-name="P1">Kommen wir zu unserem Designkonzept:</text:p>
      <text:p text:style-name="P1">Rechts seht Ihr eine CAD Zeichnung des zweisitzigen BICARS so wie wir uns das Konzept vorstellen.</text:p>
      <text:p text:style-name="P1">Blau markiert sind die Solarzellen, die insgesamt eine Fläche von 1.72m² einnehmen <text:span text:style-name="T1">und eine Leistung von 344 Watt</text:span> <text:span text:style-name="T1">erzeugen. In einer Stunde können damit 8 km Reichweite gewonnen werden</text:span>. Des Weiteren hat unser Konzept ein grosses Windschutzschild, das den Fahrer <text:span text:style-name="T2">und</text:span> den Passagier vor Witterung schützen soll. Hinter dem Passagiersitz gibt es einen Verstauraum, in dem das Gepäck des Passagiers verstaut werden können. <text:span text:style-name="T15">Der Verstauraum kann darüber hinaus für Pakete oder Essenslieferungen genutzt werden.</text:span> Damit währe ein neuer Einsatzzweck als Taxiservice <text:span text:style-name="T15">oder</text:span> Lieferdienst denkbar. <text:span text:style-name="T1">Der Verstaumraum kann erweitert werden, indem </text:span><text:span text:style-name="T2">eine grössere Box eingebaut wird, die bis zur Trennwand geht. So kann das zweisitzige BICAR auch als einsitziges Lieferfahrzeug gebraucht werden.</text:span></text:p>
      <text:p text:style-name="P1">[Klick]</text:p>
      <text:p text:style-name="P3">Die Kapazität der Batterie soll 12kWh betragen. Dazu sollen zwei 6kWh Batterien verbaut werden. Die Batterien sollen leicht austauschbar sein, um einen dauerhaften <text:span text:style-name="T4">B</text:span>etrieb zu gewährleisten.</text:p>
      <text:p text:style-name="P4">An der Trennwand ist ein Touchscreen befestigt, in dem der Passagier sein Ziel eingeben kann. <text:span text:style-name="T16">B</text:span>asierend auf der länge des Fahrwegs, <text:span text:style-name="T3">dem</text:span> Gewicht <text:span text:style-name="T3">des Passagiers</text:span> und dem Gewicht des Gepäcks <text:span text:style-name="T16">wird dann</text:span> ein Preis <text:span text:style-name="T3">kalkuliert, </text:span><text:span text:style-name="T16">der direkt am Touchscreen</text:span> bezahl<text:span text:style-name="T16">t werden</text:span> kann. Während der Fahrt kann der Passagier über das Display Informationen über das BICAR, den Status der aktuellen Fahrt und Medien wie Filme oder Serien abrufen. <text:span text:style-name="T3">Der Fahrer hat ebenfalls einen Touchscreen, der eine Navigation zum Ziel bereitstellt. Zusätzlich wird der Energieverbrauch basierend auf dem aktuellen Gewicht berechnet und angezeigt. Daraus wird dann berechnet, wann der optimale Zeitpunkt zum Laden oder austauschen der Batterie ist. Wenn kein Passagier im BICAR mitfährt, navigiert es </text:span><text:span text:style-name="T16">den Fahrer</text:span><text:span text:style-name="T3"> automatisch zu einer Batteriewechselstation oder zu einem Ladepunkt.</text:span></text:p>
      <text:p text:style-name="P2">Aus Gründen der Privatsphäre ist der Fahrersitz <text:span text:style-name="T16">durch eine Trennwand vom</text:span> Passagiersitz getrennt.</text:p>
      <text:p text:style-name="P13">[Klick]</text:p>
      <text:p text:style-name="P13">Nun gebe ich weiter an Tim, der euch etwas über die Situation in Asien und Afrika erzählt.</text:p>
      <text:p text:style-name="P10"/>
      <text:p text:style-name="P15">Fazit:</text:p>
      <text:p text:style-name="P15">Wir sehen ein hohes Potenzial für das zwei-personen BICAR besonders in Afrika und Asien.</text:p>
      <text:p text:style-name="P15">Die Verwendung als Taxiservice oder Paketlieferdienst ist sehr realisitisch.</text:p>
      <text:p text:style-name="P15">Der Markt in Afrika ist noch relativ offen, was sicherlich auch an <text:span text:style-name="T13">der nicht vorhandeden Infrastruktur </text:span><text:span text:style-name="T14">liegt</text:span>. Da sehen wir die Möglichkeit des BICARS diese Lücke zu schliessen.</text:p>
      <text:p text:style-name="P20">Der Indische Markt ist im Vergleich zu Afrika bereits relativ Fortgeschritten, was bedeutet das es viel Konkurrenz gibt und das BICAR sich daher von der Konkurrenz abheben muss. Die Infrastruktur ist in Indien besser als in Afrika.</text:p>
      <text:p text:style-name="P17">[Klick]</text:p>
      <text:p text:style-name="P17"><text:span text:style-name="T17">Sind noch Frage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8"/>
      <text:p text:style-name="P19">Text Herstellung in Entwicklungsländern:</text:p>
      <text:p text:style-name="P5">Herstellung des BICARS in Entwicklungslämdern</text:p>
      <text:p text:style-name="P5">Damit das BICAR auch in Entwicklungsländern zu einem konkurrenzfähigen Preis verkauft werden kann, muss es vor Ort produziert werden. Leider sind in den Entwicklungsländern nicht alle Materialen in ausreichender Menge vorhanden um es komplett vor Ort produzieren zu können. Wir haben <text:span text:style-name="T5">daher </text:span>die Wichtigsten und seltensten Materialien eines BEV genommen und analysiert wie hoch die Verfügbarkeit in Entwicklungsländern in Afrika, Asien und Südamerika ist. Folgende Materialien haben wird analysiert: [LISTE ABLESEN]</text:p>
      <text:p text:style-name="P6">[Klick]</text:p>
      <text:p text:style-name="P6">Zur Batterie:</text:p>
      <text:p text:style-name="P6">In Afrika gibt es zu wenig Lithium für eine Produktion mit hohen Stückzahlen. Es müsste also teuer aus anderen Ländern importiert werden. Für das Anodenmaterial müsste Kobalt aus dem Kongo genommen werden, weil Graphit nur in sehr geringen Mengen verfügbar ist. Nickel müsste ebenfalls aus anderen Ländern teuer importiert werden.</text:p>
      <text:p text:style-name="P6">In Asien müssten Lithium und Graphit aus China importiert werden. Ansonsten kann dort ohne weiteres eine Batterieproduktion verwirklicht werden.</text:p>
      <text:p text:style-name="P6">In Südamerika wäre vor allem Brasilien ein idealer Standort für eine Batterieproduktion, da dort alle nötigen Ressourcen vorhanden wären. Einzig Kobalt ist für hohe Stückzahlen etwas knapp verfügbar.</text:p>
      <text:p text:style-name="P7">[Klick]</text:p>
      <text:p text:style-name="P7">Zum Chassis:</text:p>
      <text:p text:style-name="P7">Da die Stahlproduktion in Afrika nur 0.5% der Weltweiten Stahlproduktion ausmacht, müsste vorwiegend Aluminium für das Chassis eingesetzt werden. Weil Aluminium nicht ausreichend vorhanden ist, müsste für hohe Stückzahlen auf ein Alternatives Material ausgewichen werden.</text:p>
      <text:p text:style-name="P7">Dank China ist die Chassisproduktion in Asien realtiv leicht möglich.</text:p>
      <text:p text:style-name="P8">In Südamerika wäre Aluminium die beste Wahl für das Chassismaterial. Aber auch da müsste wahrscheinlich eine passende Alternative für hohe Stückzahlen gefunden werden.</text:p>
      <text:p text:style-name="P9">[Klick]</text:p>
      <text:p text:style-name="P9">Zur Elektronik:</text:p>
      <text:p text:style-name="P9">Mit 2.8% der Weltweiten Siliziumproduktion ist der Siliziumanteil in Afrika zu klein. Daher müsste auch hier aus anderen Ländern Importiert werden. Kupfer, Gold und Tantal sollten aber in ausreichenden Mengen verfügbar sein.</text:p>
      <text:p text:style-name="P9">In Asien ist Silizium knapp und Tantal gar nicht verfügbar. <text:span text:style-name="T6">Das sollte jedoch kein Problem darstellen, denn in China sind grosse Halbleiterhersteller ansässig, die vor COVID über Jahre konstante Lieferketten aufgebaut haben. Die Elektronik könnte man so kostengünstig in China produzieren lassen.</text:span></text:p>
      <text:p text:style-name="P11">In Südamerika sollte die Produktion der Elektronik keine grossen schwierigkeiten bereiten, da alle Materialien verfügbar sind.</text:p>
      <text:p text:style-name="P11">[Klick]</text:p>
      <text:p text:style-name="P11">Bei der Produktion in einem Entwicklungsland gibt es viele Risikofaktoren, die das gesamte Projekt scheitern lassen können. <text:span text:style-name="T9">E</text:span>s wichtig sich eine stabile und zuverlässige Zuliefererkette aufzubauen. Falls kein Zulieferer für ein bestimmtes Teil gefunden werden kann muss man es selbst produzieren oder für teures Geld importieren. Selbst produzieren ist immer mit hohem Aufwand und hohen Kosten verbunden. Jeder Zulieferer muss <text:span text:style-name="T9">auf Zuverlässigkeit, Qualität und Produktionskapazität überprüft werden. Diese drei Eigenschaften sollten auch bei zunehmenden Stückzahlen noch ausreichend gewähleistet sein (Stichwort Skalierbarkeit). Zusätzlich muss auch bei hohen Stückzahlen für einen kontinuierlichen Rohmaterialnachschub gesorgt sein.</text:span></text:p>
      <text:p text:style-name="P12">Ebenfalls wichtig ist, dass man im vorhinein eine Markanalyse durchführt und analysiert, wie hoch der Preis angesetzt werden <text:span text:style-name="T12">muss</text:span>, um konkurrenzfähig zu sein. <text:span text:style-name="T12">Dieser Preis muss dann auch</text:span> mit den lokalen <text:span text:style-name="T12">G</text:span>egebenheiten erreicht werden. <text:span text:style-name="T10">Dazu muss auch analysiert werden, welche Qualitätsansprüche </text:span><text:soft-page-break/><text:span text:style-name="T10">die Zielgruppen haben. In Afrika haben die Leute sicherlich bescheidenere Qualitätsvorstellungen als in Europa.</text:span></text:p>
      <text:p text:style-name="P14">Auch ein wichtiger Faktor ist der Bildungsstand der lokalen Fachkräfte, da bei falscher Arbeitsweise die Qualität des Produktes leiden kann. Lokale Gesetze und Richtlinien sollten auch beachtet und umgesetzt werden. Möglicherweise ist das fahren eines BICARS im Land verboten.</text:p>
      <text:p text:style-name="P14">Ein grosser Faktor sind auch die Kosten. Wie viel muss investiert werden um im Land produzieren zu können? Wie hoch sind die Steuern?</text:p>
      <text:p text:style-name="P14">Jeder dieser Faktoren könnten das Projekt gefährden. Darum müssen alle Punkte solgfältig evaluiert werden.</text:p>
      <text:p text:style-name="P10"/>
      <text:p text:style-name="P18">Fazit text:</text:p>
      <text:p text:style-name="P16"><text:s/>Die Herstellung in Afrika, Asien und Südamerika sollte mit einigen importierten Ressourcen <text:s/>Möglich sein, ist aber mit einem hohen Risiko verbunden. <text:span text:style-name="T11">Die Produktion in einem Entwicklungsland ist eher teuer, da teilweise Zulieferer und Infrastruktur fehlen.</text:span></text:p>
      <text:p text:style-name="P10"/>
      <text:p text:style-name="P10">Fazit Folie:</text:p>
      <text:p text:style-name="P23"><text:span text:style-name="T8">Afrika</text:span><text:span text:style-name="T7">​</text:span></text:p>
      <text:list xml:id="list1523097842" text:style-name="L1">
        <text:list-item>
          <text:p text:style-name="P22"><text:span text:style-name="T8">Batterie: Lithium und Nickel müssen bei hohen Stückzahlen importiert werden; Produktion möglich</text:span><text:span text:style-name="T7">​</text:span></text:p>
        </text:list-item>
        <text:list-item>
          <text:p text:style-name="P22"><text:span text:style-name="T8">Chassis: Für kleine Stückzahlen aus Aluminium; Danach alternativen finden.</text:span><text:span text:style-name="T7">​</text:span></text:p>
        </text:list-item>
        <text:list-item>
          <text:p text:style-name="P22"><text:span text:style-name="T8">Elektronik: Silizium importieren bei hohen Stückzahlen; Produktion möglich</text:span><text:span text:style-name="T7">​</text:span></text:p>
        </text:list-item>
        <text:list-item>
          <text:p text:style-name="P21"><text:span text:style-name="T8">Asien</text:span><text:span text:style-name="T7">​</text:span></text:p>
        </text:list-item>
        <text:list-item>
          <text:p text:style-name="P22"><text:span text:style-name="T8">Starke Abhängigkeit von China und deren Preise</text:span><text:span text:style-name="T7">​</text:span></text:p>
        </text:list-item>
        <text:list-item>
          <text:p text:style-name="P22"><text:span text:style-name="T8">Batterie: Produktion möglich</text:span><text:span text:style-name="T7">​</text:span></text:p>
        </text:list-item>
        <text:list-item>
          <text:p text:style-name="P22"><text:span text:style-name="T8">Chassis: Produktion möglich</text:span><text:span text:style-name="T7">​</text:span></text:p>
        </text:list-item>
        <text:list-item>
          <text:p text:style-name="P22"><text:span text:style-name="T8">Elektronik: Tantal muss importiert werden</text:span><text:span text:style-name="T7">​</text:span></text:p>
        </text:list-item>
        <text:list-item>
          <text:p text:style-name="P21"><text:span text:style-name="T8">Südamerika</text:span><text:span text:style-name="T7">​</text:span></text:p>
        </text:list-item>
        <text:list-item>
          <text:p text:style-name="P22"><text:span text:style-name="T8">Batterie: Produktion möglich</text:span><text:span text:style-name="T7">​</text:span></text:p>
        </text:list-item>
        <text:list-item>
          <text:p text:style-name="P22"><text:span text:style-name="T8">Chassis: Nur geringe Stückzahlen möglich</text:span><text:span text:style-name="T7">​</text:span></text:p>
        </text:list-item>
        <text:list-item>
          <text:p text:style-name="P24">Elektronik: Produktion möglich</text:p>
        </text:list-item>
      </text:list>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0T13:16:16.045673182</meta:creation-date>
    <dc:date>2021-12-20T20:40:28.279240191</dc:date>
    <meta:editing-duration>PT10M10S</meta:editing-duration>
    <meta:editing-cycles>1</meta:editing-cycles>
    <meta:document-statistic meta:table-count="0" meta:image-count="0" meta:object-count="0" meta:page-count="4" meta:paragraph-count="57" meta:word-count="1091" meta:character-count="7700" meta:non-whitespace-character-count="6665"/>
    <meta:generator>LibreOffice/7.2.4.1$Linux_X86_64 LibreOffice_project/20$Build-1</meta:generator>
  </office:meta>
</office:document-meta>
</file>